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2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42">
            <calcext:condition calcext:apply-style-name="Error" calcext:value="duplicate" calcext:base-cell-address="list.B3"/>
          </calcext:conditional-format>
          <calcext:conditional-format calcext:target-range-address="list.C3:list.C24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광역시 해운대구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<text:span text:style-name="T3">***</text:span>,Bucksan e-Centum Class One, 99, Centum dong-ro,</text:p>
            <text:p>Haeundae-gu, Busan, Korea</text:p>
          </table:table-cell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809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4">
            <calcext:condition calcext:apply-style-name="Error" calcext:value="duplicate" calcext:base-cell-address="developer.A2"/>
          </calcext:conditional-format>
          <calcext:conditional-format calcext:target-range-address="developer.A1:developer.A1037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7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8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6" table:on-update-keep-styles="true" table:on-update-keep-size="false"/>
        <table:database-range table:name="developer_table" table:target-range-address="developer.A2:developer.H1036" table:on-update-keep-styles="true" table:on-update-keep-size="false"/>
        <table:database-range table:name="game_table" table:target-range-address="list.B221:list.C222" table:on-update-keep-styles="true" table:on-update-keep-size="false"/>
        <table:database-range table:name="publisher_name_list" table:target-range-address="publisher.A2:publisher.A1028" table:on-update-keep-styles="true" table:on-update-keep-size="false"/>
        <table:database-range table:name="__Anonymous_Sheet_DB__0" table:target-range-address="list.B2:list.I24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/00/0000</text:date>, <text:time style:data-style-name="N2" text:time-value="20:25:37.99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24T20:42:20.891000000</dc:date>
    <meta:editing-duration>P1DT22H35M6S</meta:editing-duration>
    <meta:editing-cycles>766</meta:editing-cycles>
    <meta:document-statistic meta:table-count="3" meta:cell-count="232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